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554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.985cm" svg:height="4.08cm" svg:x="20.5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715cm" svg:height="1.36cm" svg:x="21.18cm" svg:y="3.605cm">
          <text:p text:style-name="P1"><text:span text:style-name="T1">parse(file)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2.915cm" svg:y="1.905cm">
          <draw:text-box>
            <text:p><text:span text:style-name="T2">Parser</text:span></text:p>
            <text:p/>
          </draw:text-box>
        </draw:frame>
        <draw:custom-shape draw:style-name="gr1" draw:text-style-name="P1" xml:id="id13" draw:id="id13" draw:layer="layout" svg:width="6.985cm" svg:height="12.065cm" svg:x="20.095cm" svg:y="7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715cm" svg:height="1.27cm" svg:x="20.73cm" svg:y="9.825cm">
          <text:p text:style-name="P1"><text:span text:style-name="T1">deleteVm(VM_ID)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1.63cm" svg:y="7.817cm">
          <draw:text-box>
            <text:p><text:span text:style-name="T2">PM Modifier </text:span></text:p>
            <text:p/>
          </draw:text-box>
        </draw:frame>
        <draw:custom-shape draw:style-name="gr2" draw:text-style-name="P2" xml:id="id7" draw:id="id7" draw:layer="layout" svg:width="5.715cm" svg:height="1.27cm" svg:x="20.73cm" svg:y="11.63cm">
          <text:p text:style-name="P1"><text:span text:style-name="T1">addVm(ca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15cm" svg:height="1.27cm" svg:x="20.73cm" svg:y="13.535cm">
          <text:p text:style-name="P1"><text:span text:style-name="T1">switchOn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715cm" svg:height="1.27cm" svg:x="20.73cm" svg:y="15.44cm">
          <text:p text:style-name="P1"><text:span text:style-name="T1">switchOff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715cm" svg:height="1.27cm" svg:x="20.73cm" svg:y="17.345cm">
          <text:p text:style-name="P1"><text:span text:style-name="T1">consolidate(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715cm" svg:height="1.27cm" svg:x="2.27cm" svg:y="3.74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xml:id="id16" draw:id="id16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109cm" svg:x="10.125cm" svg:y="12.526cm">
          <text:p text:style-name="P1"><text:span text:style-name="T1">callPmModifier(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Main Module</text:span></text:p>
            <text:p/>
          </draw:text-box>
        </draw:frame>
        <draw:custom-shape draw:style-name="gr2" draw:text-style-name="P2" xml:id="id4" draw:id="id4" draw:layer="layout" svg:width="5.715cm" svg:height="1.109cm" svg:x="10.125cm" svg:y="14.189cm">
          <text:p text:style-name="P1"><text:span text:style-name="T1">callParser(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715cm" svg:height="1.11cm" svg:x="10.125cm" svg:y="15.852cm">
          <text:p text:style-name="P1"><text:span text:style-name="T1">callUserInterface( )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3" draw:id="id3" draw:layer="layout" svg:x1="5.163cm" svg:y1="10.46cm" svg:x2="10.125cm" svg:y2="13.08cm" draw:start-shape="id1" draw:start-glue-point="2" draw:end-shape="id2" draw:end-glue-point="3" svg:d="m5163 10460v2620h4962" svg:viewBox="0 0 4963 2621">
          <text:p/>
        </draw:connector>
        <draw:connector draw:style-name="gr6" draw:text-style-name="P1" draw:layer="layout" svg:x1="5.163cm" svg:y1="13.08cm" svg:x2="10.125cm" svg:y2="14.743cm" draw:start-shape="id3" draw:start-glue-point="0" draw:end-shape="id4" svg:d="m5163 13080v1663h4962" svg:viewBox="0 0 4963 1664">
          <text:p/>
        </draw:connector>
        <draw:connector draw:style-name="gr6" draw:text-style-name="P1" draw:layer="layout" svg:x1="16.475cm" svg:y1="14.132cm" svg:x2="20.73cm" svg:y2="10.46cm" draw:start-shape="id5" draw:start-glue-point="1" draw:end-shape="id6" draw:end-glue-point="3" svg:d="m16475 14132h2127v-3672h2128" svg:viewBox="0 0 4256 3673">
          <text:p/>
        </draw:connector>
        <draw:connector draw:style-name="gr6" draw:text-style-name="P1" draw:layer="layout" svg:x1="16.475cm" svg:y1="14.132cm" svg:x2="20.73cm" svg:y2="12.265cm" draw:start-shape="id5" draw:start-glue-point="1" draw:end-shape="id7" svg:d="m16475 14132h2127v-1867h2128" svg:viewBox="0 0 4256 1868">
          <text:p/>
        </draw:connector>
        <draw:connector draw:style-name="gr6" draw:text-style-name="P1" xml:id="id9" draw:id="id9" draw:layer="layout" svg:x1="16.475cm" svg:y1="14.132cm" svg:x2="20.73cm" svg:y2="14.17cm" draw:start-shape="id5" draw:start-glue-point="1" draw:end-shape="id8" draw:end-glue-point="3" svg:d="m16475 14132h2127v38h2128" svg:viewBox="0 0 4256 39">
          <text:p/>
        </draw:connector>
        <draw:connector draw:style-name="gr6" draw:text-style-name="P1" draw:layer="layout" svg:x1="18.602cm" svg:y1="14.151cm" svg:x2="20.73cm" svg:y2="16.075cm" draw:start-shape="id9" draw:start-glue-point="0" draw:end-shape="id10" draw:end-glue-point="3" svg:d="m18602 14151v1924h2128" svg:viewBox="0 0 2129 1925">
          <text:p/>
        </draw:connector>
        <draw:connector draw:style-name="gr6" draw:text-style-name="P1" draw:layer="layout" svg:x1="18.602cm" svg:y1="14.151cm" svg:x2="20.73cm" svg:y2="17.98cm" draw:start-shape="id9" draw:start-glue-point="0" draw:end-shape="id11" draw:end-glue-point="3" svg:d="m18602 14151v3829h2128" svg:viewBox="0 0 2129 3830">
          <text:p/>
        </draw:connector>
        <draw:connector draw:style-name="gr6" draw:text-style-name="P1" draw:layer="layout" draw:line-skew="-1.317cm" svg:x1="20.545cm" svg:y1="3.675cm" svg:x2="15.84cm" svg:y2="13.08cm" draw:start-shape="id12" draw:end-shape="id2" svg:d="m20545 3675h-3670v9405h-1035" svg:viewBox="0 0 4706 9406">
          <text:p/>
        </draw:connector>
        <draw:connector draw:style-name="gr6" draw:text-style-name="P1" draw:layer="layout" svg:x1="23.587cm" svg:y1="19.35cm" svg:x2="12.982cm" svg:y2="16.962cm" draw:start-shape="id13" draw:start-glue-point="2" draw:end-shape="id14" draw:end-glue-point="2" svg:d="m23587 19350v500h-10605v-2888" svg:viewBox="0 0 10606 2889">
          <text:p/>
        </draw:connector>
        <draw:connector draw:style-name="gr6" draw:text-style-name="P1" draw:layer="layout" svg:x1="12.982cm" svg:y1="10.12cm" svg:x2="7.985cm" svg:y2="4.375cm" draw:start-shape="id5" draw:start-glue-point="0" draw:end-shape="id15" draw:end-glue-point="1" svg:d="m12982 10120v-5745h-4997" svg:viewBox="0 0 4998 5746">
          <text:p/>
        </draw:connector>
        <draw:connector draw:style-name="gr6" draw:text-style-name="P1" draw:layer="layout" svg:x1="12.982cm" svg:y1="10.12cm" svg:x2="8.021cm" svg:y2="6.45cm" draw:start-shape="id5" draw:start-glue-point="0" draw:end-shape="id16" draw:end-glue-point="1" svg:d="m12982 10120v-3670h-4961" svg:viewBox="0 0 4962 3671">
          <text:p/>
        </draw:connector>
        <draw:connector draw:style-name="gr6" draw:text-style-name="P1" draw:layer="layout" svg:x1="12.982cm" svg:y1="10.12cm" svg:x2="8.021cm" svg:y2="8.355cm" draw:start-shape="id5" draw:start-glue-point="0" draw:end-shape="id17" draw:end-glue-point="1" svg:d="m12982 10120v-1765h-4961" svg:viewBox="0 0 4962 1766">
          <text:p/>
        </draw:connector>
        <draw:connector draw:style-name="gr6" draw:text-style-name="P1" draw:layer="layout" draw:line-skew="-2.778cm" svg:x1="18.602cm" svg:y1="14.151cm" svg:x2="24.037cm" svg:y2="4.965cm" draw:start-shape="id9" draw:start-glue-point="0" draw:end-shape="id18" draw:end-glue-point="2" svg:d="m18602 14151v-7455h5435v-1731" svg:viewBox="0 0 5436 91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753cm" fo:page-height="21.8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23:23:55.695023119</meta:creation-date>
    <meta:editing-duration>P0D</meta:editing-duration>
    <meta:editing-cycles>2</meta:editing-cycles>
    <meta:generator>LibreOffice/4.1.5.3$Linux_X86_64 LibreOffice_project/410m0$Build-3</meta:generator>
    <dc:date>2014-03-21T23:25:04.417926716</dc:date>
    <dc:creator>sam </dc:creator>
    <meta:document-statistic meta:object-count="103"/>
  </office:meta>
</office:document-meta>
</file>